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170208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number-columns-spanned="2" table:number-rows-spanned="1" table:style-name="ce7">
            <text:p>學生通過外語證照統計表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5">
            <text:p><text:span text:style-name="T1">單位</text:span></text:p>
          </table:table-cell>
          <table:table-cell office:value-type="string" table:style-name="ce5">
            <text:p>(<text:span text:style-name="T1">新制</text:span>)<text:span text:style-name="T1">多益測驗</text:span></text:p>
          </table:table-cell>
          <table:table-cell office:value-type="string" table:style-name="ce5">
            <text:p>(<text:span text:style-name="T1">網路</text:span>)<text:span text:style-name="T1">托福測驗</text:span></text:p>
          </table:table-cell>
          <table:table-cell office:value-type="string" table:style-name="ce5">
            <text:p><text:span text:style-name="T1">日本語能力試驗</text:span></text:p>
          </table:table-cell>
          <table:table-cell office:value-type="string" table:style-name="ce5">
            <text:p><text:span text:style-name="T1">全民英語能力分級檢定測驗</text:span></text:p>
          </table:table-cell>
          <table:table-cell office:value-type="string" table:style-name="ce5">
            <text:p><text:span text:style-name="T1">多益普級測驗</text:span></text:p>
          </table:table-cell>
          <table:table-cell office:value-type="string" table:style-name="ce5">
            <text:p><text:span text:style-name="T1">國際英語語文測驗</text:span></text:p>
          </table:table-cell>
          <table:table-cell office:value-type="string" table:style-name="ce5">
            <text:p><text:span text:style-name="T1">歌德學院德語文檢定</text:span></text:p>
          </table:table-cell>
          <table:table-cell office:value-type="string" table:style-name="ce5">
            <text:p><text:span text:style-name="T1">韓國語文能力測驗</text:span></text:p>
          </table:table-cell>
          <table:table-cell office:value-type="string" table:style-name="ce6">
            <text:p><text:span text:style-name="T3">總計</text:span>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人文社會學系</text:span>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table:number-columns-repeated="4" table:style-name="ce2"/>
          <table:table-cell office:value-type="float" office:value="36" table:style-name="ce3">
            <text:p>36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土木工程學系</text:span>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33" table:style-name="ce3">
            <text:p>33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工業工程與管理學系</text:span>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9" table:style-name="ce3">
            <text:p>29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分子醫學與生物工程研究所</text:span>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5" table:style-name="ce3">
            <text:p>5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外國語文學系</text:span>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2" table:style-name="ce3">
            <text:p>32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生物科技學系</text:span>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2"/>
          <table:table-cell office:value-type="float" office:value="28" table:style-name="ce2">
            <text:p>28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42" table:style-name="ce3">
            <text:p>42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生物資訊及系統生物研究所</text:span>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4" table:style-name="ce2"/>
          <table:table-cell office:value-type="float" office:value="6" table:style-name="ce3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光電工程學系</text:span>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number-columns-repeated="4" table:style-name="ce2"/>
          <table:table-cell office:value-type="float" office:value="31" table:style-name="ce3">
            <text:p>31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光電系統研究所</text:span>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材料科學與工程學系</text:span>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table:number-columns-repeated="4" table:style-name="ce2"/>
          <table:table-cell office:value-type="float" office:value="27" table:style-name="ce3">
            <text:p>27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奈米科學及工程學士學位學程</text:span>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number-columns-repeated="4" table:style-name="ce2"/>
          <table:table-cell office:value-type="float" office:value="11" table:style-name="ce3">
            <text:p>11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科技法律研究所</text:span>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7" table:style-name="ce3">
            <text:p>7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科技管理研究所</text:span>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8" table:style-name="ce3">
            <text:p>8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英語教學研究所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2" table:style-name="ce2"/>
          <table:table-cell office:value-type="float" office:value="6" table:style-name="ce3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統計學研究所</text:span></text:p>
          </table:table-cell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傳播與科技學系</text:span>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table:number-columns-repeated="4" table:style-name="ce2"/>
          <table:table-cell office:value-type="float" office:value="33" table:style-name="ce3">
            <text:p>33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照明與能源光電研究所</text:span>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經營管理研究所</text:span>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資訊工程學系</text:span>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79" table:style-name="ce2">
            <text:p>79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09" table:style-name="ce3">
            <text:p>109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資訊管理與財務金融學系</text:span>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36" table:style-name="ce3">
            <text:p>36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運輸與物流管理學系</text:span>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36" table:style-name="ce3">
            <text:p>36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電子工程學系</text:span>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43" table:style-name="ce2">
            <text:p>43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58" table:style-name="ce3">
            <text:p>58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電子物理學系</text:span>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37" table:style-name="ce3">
            <text:p>37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電子研究所</text:span>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5" table:style-name="ce3">
            <text:p>5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電信工程研究所</text:span>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4" table:style-name="ce2"/>
          <table:table-cell office:value-type="float" office:value="11" table:style-name="ce3">
            <text:p>11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電機工程學系</text:span>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float" office:value="79" table:style-name="ce2">
            <text:p>79</text:p>
          </table:table-cell>
          <table:table-cell table:number-columns-repeated="4" table:style-name="ce2"/>
          <table:table-cell office:value-type="float" office:value="99" table:style-name="ce3">
            <text:p>99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電機資訊學士班</text:span>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4" table:style-name="ce2"/>
          <table:table-cell office:value-type="float" office:value="18" table:style-name="ce3">
            <text:p>18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管理科學系</text:span>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1" table:style-name="ce2">
            <text:p>3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44" table:style-name="ce3">
            <text:p>44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管理學院企業管理碩士學位學程</text:span></text:p>
          </table:table-cell>
          <table:table-cell office:value-type="float" office:value="5" table:style-name="ce2">
            <text:p>5</text:p>
          </table:table-cell>
          <table:table-cell table:number-columns-repeated="7" table:style-name="ce2"/>
          <table:table-cell office:value-type="float" office:value="5" table:style-name="ce3">
            <text:p>5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管理學院碩士在職專班</text:span>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影像與生醫光電研究所</text:span></text:p>
          </table:table-cell>
          <table:table-cell office:value-type="float" office:value="2" table:style-name="ce2">
            <text:p>2</text:p>
          </table:table-cell>
          <table:table-cell table:number-columns-repeated="7" table:style-name="ce2"/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機械工程學系</text:span>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55" table:style-name="ce3">
            <text:p>55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應用化學系</text:span>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table:number-columns-repeated="4" table:style-name="ce2"/>
          <table:table-cell office:value-type="float" office:value="34" table:style-name="ce3">
            <text:p>34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應用數學系</text:span></text:p>
          </table:table-cell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20" table:style-name="ce3">
            <text:p>20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應用藝術研究所</text:span>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<text:span text:style-name="T3">總計</text:span></text:p>
          </table:table-cell>
          <table:table-cell office:value-type="float" office:value="269" table:style-name="ce4">
            <text:p>269</text:p>
          </table:table-cell>
          <table:table-cell office:value-type="float" office:value="34" table:style-name="ce4">
            <text:p>34</text:p>
          </table:table-cell>
          <table:table-cell office:value-type="float" office:value="8" table:style-name="ce4">
            <text:p>8</text:p>
          </table:table-cell>
          <table:table-cell office:value-type="float" office:value="553" table:style-name="ce4">
            <text:p>553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889" table:style-name="ce3">
            <text:p>889</text:p>
          </table:table-cell>
          <table:table-cell table:number-columns-repeated="16374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6:58Z</dc:date>
  </office:meta>
</office:document-meta>
</file>